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f1a" officeooo:paragraph-rsid="00124f1a"/>
    </style:style>
    <style:style style:name="P2" style:family="paragraph" style:parent-style-name="Heading_20_1">
      <style:text-properties officeooo:rsid="00124f1a" officeooo:paragraph-rsid="00124f1a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jeto Weather-Traffic</text:h>
      <text:h text:style-name="Heading_20_2" text:outline-level="2">Explicação</text:h>
      <text:p text:style-name="Text_20_body">Nesta documentação, vou explorar as razões por trás de cada decisão de design e as medidas que tomei durante o projeto "Weather_traffic". Meu objetivo é oferecer insights sobre as escolhas que fiz e as práticas que adotei durante o desenvolvimento deste sistema de ETL que integra dados meteorológicos e de tráfego.</text:p>
      <text:h text:style-name="Heading_20_2" text:outline-level="2">ETL s</text:h>
      <text:h text:style-name="Heading_20_3" text:outline-level="3"><text:span text:style-name="Strong_20_Emphasis">Estruturação Modular</text:span></text:h>
      <text:p text:style-name="Text_20_body">Ao criar o projeto "Weather Traffic," minha prioridade foi estabelecer uma estrutura modular e altamente organizada para as tarefas ETL. Essa abordagem simplifica a manutenção e a escalabilidade do código.</text:p>
      <text:h text:style-name="Heading_20_3" text:outline-level="3">Separando Tarefas</text:h>
      <text:p text:style-name="Text_20_body">Cada uma das ETLs, "etl_weather" e "etl_traffic," foi dividida em duas partes fundamentais:</text:p>
      <text:list xml:id="list2968503005" text:style-name="L1">
        <text:list-item>
          <text:p text:style-name="P4"><text:span text:style-name="Strong_20_Emphasis">init</text:span>: Neste arquivo, defino os argumentos padrão para a DAG, como proprietário, data de início, número máximo de execuções ativas, tentativas de retry e tempo limite de execução e principalmente o fluxo da DAG. </text:p>
        </text:list-item>
        <text:list-item>
          <text:p text:style-name="P3"><text:span text:style-name="Strong_20_Emphasis">tasks</text:span>: O arquivo "tasks" abriga a lógica principal das ETLs, expressas como tarefas individuais. Cada tarefa executa uma função específica, como a extração de dados da API, o tratamento de dados e a carga em um banco de dados. Essa separação de tarefas facilita a de todos que forem utilizar a DAG, pois permite uma manutenção mais simples, a reutilização de código e uma depuração mais eficaz. </text:p>
        </text:list-item>
      </text:list>
      <text:h text:style-name="Heading_20_3" text:outline-level="3">Biblioteca Compartilhada</text:h>
      <text:p text:style-name="Text_20_body">Para promover a reutilização de código e a coesão entre as ETLs, criei uma biblioteca compartilhada chamada "utils". Essa biblioteca contém funções comuns necessárias para ambas as ETLs, como o salvamento de dados brutos localmente, a leitura de dados e a normalização de colunas em DataFrames.</text:p>
      <text:h text:style-name="Heading_20_3" text:outline-level="3"><text:span text:style-name="Strong_20_Emphasis">Segurança de API Keys</text:span></text:h>
      <text:p text:style-name="Text_20_body">Levando em conta a segurança das chaves de API. Para garantir sua proteção, sigo as melhores práticas recomendadas pelo Airflow. As chaves de API são armazenadas em variáveis do próprio Airflow e recuperadas de forma segura durante a execução das tarefas. Isso evita a exposição direta de chaves sensíveis no código, reduzindo os riscos de segurança.</text:p>
      <text:h text:style-name="Heading_20_3" text:outline-level="3"><text:soft-page-break/><text:span text:style-name="Strong_20_Emphasis">Escalabilidade e Variedade de Dados</text:span></text:h>
      <text:p text:style-name="Text_20_body">Embora o projeto contenha inicialmente apenas algumas entradas(por exemplo só pegar dados de São Paulo e Rio de Janeiro), ele foi projetado pensando na escalabilidade. Ao adicionar mais entradas na lista de cidades ou origens/destinos, o código pode ser executado mais vezes, obtendo uma variedade maior de dados. Essa abordagem flexível permite que o projeto cresça conforme as necessidades, expandindo a cobertura geográfica e enriquecendo os dados disponíveis.</text:p>
      <text:h text:style-name="Heading_20_3" text:outline-level="3"><text:span text:style-name="Strong_20_Emphasis">Armazenamento Local de Dados</text:span></text:h>
      <text:p text:style-name="Text_20_body">Optei por salvar os arquivos de dados brutos localmente, em vez de depender de um serviço de armazenamento em nuvem, como o Amazon S3 da AWS. Essa escolha estratégica teve duas motivações significativas:</text:p>
      <text:p text:style-name="Text_20_body">Ao evitar a necessidade de uma conta AWS e de serviços em nuvem, o projeto se torna acessível a qualquer pessoa que deseje reproduzi-lo. Isso elimina barreiras de acesso e facilita a execução do fluxo de trabalho ETL em qualquer ambiente.</text:p>
      <text:p text:style-name="Text_20_body">Além disso, o salvamento local dos dados brutos preserva um registro completo do processo ETL. Embora essa abordagem de salvar no próprio projeto seja impraticável no mundo real devido à escalabilidade e segurança, ela foi escolhida intencionalmente neste projeto didático. Serve como um exemplo prático, permitindo que qualquer pessoa que pegue o projeto consiga replicar facilmente o processo.</text:p>
      <text:h text:style-name="Heading_20_3" text:outline-level="3"><text:span text:style-name="Strong_20_Emphasis">Tratamento de Dados</text:span></text:h>
      <text:p text:style-name="Text_20_body">Para preparar os dados brutos coletados das APIs de clima e tráfego para análise e armazenamento, realizei um tratamento essencial. Enfrentei o desafio de lidar com muitas colunas representadas como dicionários aninhados. Para superar essa complexidade, desenvolvi uma função personalizada para normalizar esses dicionários, tornando as informações mais acessíveis e estruturadas para análise. Isso permitiu que o processo de transformação dos dados fosse eficiente e escalável.</text:p>
      <text:p text:style-name="Text_20_body">Além disso, renomeei colunas com base em um mapeamento pré-definido e eliminei linhas duplicadas, preparando assim o conjunto de dados de maneira adequada para o armazenamento no banco de dados. Também apliquei a padronização de formatos para garantir a consistência dos dados. Essas medidas foram cruciais para garantir que os dados fossem tratados de maneira eficaz e estivessem prontos para análise.</text:p>
      <text:h text:style-name="Heading_20_3" text:outline-level="3"><text:span text:style-name="Strong_20_Emphasis">Armazenamento no Banco de Dados</text:span></text:h>
      <text:p text:style-name="Text_20_body">Para salvar os dados tratados no banco de dados, utilizei a biblioteca SQLAlchemy. Criei uma função que cria uma conexão com o banco e insere o DataFrame resultante na tabela.</text:p>
      <text:h text:style-name="Heading_20_2" text:outline-level="2"><text:soft-page-break/>Modelagem de dados</text:h>
      <text:p text:style-name="Text_20_body">Para armazenar os dados coletados das APIs de clima e tráfego, defini um esquema de banco de dados utilizando SQLAlchemy. Criei duas tabelas: <text:span text:style-name="Strong_20_Emphasis"><text:span text:style-name="Source_20_Text">weather</text:span></text:span> para dados de clima e <text:span text:style-name="Strong_20_Emphasis"><text:span text:style-name="Source_20_Text">traffic</text:span></text:span> para dados de tráfego.</text:p>
      <text:p text:style-name="Text_20_body">Para estabelecer relacionamentos entre as tabelas, utilizei a funcionalidade de chaves estrangeiras do SQLAlchemy. Isso permitiu que as tabelas "traffic" e "weather" se relacionassem por meio das colunas "origin", "destiny" e “city_name”, o que facilita a consulta de dados relacionados ao tráfego e ao clima para cidades específicas.</text:p>
      <text:p text:style-name="Text_20_body">Essa modelagem de dados foi projetada para facilitar análises futuras, permitindo a correlação entre condições meteorológicas e padrões de tráfego.</text:p>
      <text:h text:style-name="Heading_20_2" text:outline-level="2">Gráficos</text:h>
      <text:p text:style-name="Text_20_body">Optei por utilizar a biblioteca Plotly para criar visualizações de dados interativas, o que oferece uma vantagem significativa ao permitir que os usuários personalizem suas análises, escolhendo quais variáveis desejam realçar ou ocultar nos gráficos. Embora minha experiência anterior envolvesse principalmente o uso de plataformas que empregam SQL puro, como Databricks ou Metabase, descobri que trabalhar com a biblioteca Plotly foi uma oportunidade valiosa para aprimorar minhas habilidades, mesmo que inicialmente não tivesse tanta afinidade com ela.</text:p>
      <text:h text:style-name="Heading_20_2" text:outline-level="2"><text:span text:style-name="Strong_20_Emphasis">O Que Eu Gostaria de Ter Feito</text:span></text:h>
      <text:p text:style-name="Text_20_body">Embora este projeto tenha sido um passo importante na minha jornada de aprendizado, há algumas áreas em que eu gostaria de ter investido mais tempo e recursos:</text:p>
      <text:h text:style-name="Heading_20_3" text:outline-level="3"><text:span text:style-name="Strong_20_Emphasis">Testes Automatizados</text:span></text:h>
      <text:p text:style-name="Text_20_body">Uma das práticas mais valiosas em desenvolvimento de software é a implementação de testes automatizados. Eu tinha a intenção de adicionar testes de unidade e testes de integração usando o framework Pytest para garantir que todas as funções e tarefas do meu projeto funcionassem conforme o esperado. Infelizmente, devido a restrições de tempo, essa etapa não foi concluída. No entanto, reconheço a importância dos testes e planejo incorporá-los em projetos futuros para garantir uma maior robustez.</text:p>
      <text:h text:style-name="Heading_20_3" text:outline-level="3"><text:span text:style-name="Strong_20_Emphasis">Implantação na Plataforma Fly</text:span></text:h>
      <text:p text:style-name="Text_20_body">Uma sugestão valiosa foi a possibilidade de implantar este projeto na plataforma <text:a xlink:type="simple" xlink:href="https://fly.io/" text:style-name="Internet_20_link" text:visited-style-name="Visited_20_Internet_20_Link">Fly</text:a>, que oferece recursos poderosos para implantar aplicativos na borda da internet. Infelizmente, não pude dedicar o tempo necessário para explorar completamente essa opção e implementar a implantação. No futuro, pretendo revisitar essa ideia para aproveitar ao máximo as capacidades de escalabilidade e distribuição da Fly.</text:p>
      <text:p text:style-name="Text_20_body"><text:soft-page-break/>Estas são áreas que, embora não tenham sido concluídas neste projeto, permanecem na minha lista de prioridades para futuras iterações. A busca contínua por aprendizado e aprimoramento é uma parte fundamental do desenvolvimento de software de alta qualida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23:23:35.426635185</meta:creation-date>
    <dc:date>2023-10-06T23:29:03.360842144</dc:date>
    <meta:editing-duration>PT3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38" meta:word-count="1083" meta:character-count="7113" meta:non-whitespace-character-count="6068"/>
  </office:meta>
</office:document-meta>
</file>